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1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IM2 CLK</text:p>
          </table:table-cell>
          <table:table-cell table:formula="of:=168/2" office:value-type="float" office:value="84" calcext:value-type="float">
            <text:p>84</text:p>
          </table:table-cell>
          <table:table-cell office:value-type="string" calcext:value-type="string">
            <text:p>MHz</text:p>
          </table:table-cell>
          <table:table-cell table:number-columns-repeated="3"/>
        </table:table-row>
        <table:table-row table:style-name="ro1">
          <table:table-cell/>
          <table:table-cell table:formula="of:=1/[.B2]" office:value-type="float" office:value="0.0119047619047619" calcext:value-type="float">
            <text:p>0,0119047619</text:p>
          </table:table-cell>
          <table:table-cell office:value-type="string" calcext:value-type="string">
            <text:p>µS/Tick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D Bitlän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µ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2 Ticks pro Bit</text:p>
          </table:table-cell>
          <table:table-cell table:formula="of:=[.B5]/[.B3]"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2 Ticks pro MFM Zelle</text:p>
          </table:table-cell>
          <table:table-cell table:formula="of:=[.B6]/2"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leranz</text:p>
          </table:table-cell>
          <table:table-cell table:formula="of:=[.B7]/2"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D Bitlä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µ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2 Ticks pro Bit</text:p>
          </table:table-cell>
          <table:table-cell table:formula="of:=[.B10]/[.B3]"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2 Ticks pro MFM Zelle</text:p>
          </table:table-cell>
          <table:table-cell table:formula="of:=[.B11]/2"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leranz</text:p>
          </table:table-cell>
          <table:table-cell table:formula="of:=[.B12]/2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64 Bit/s</text:p>
          </table:table-cell>
          <table:table-cell office:value-type="float" office:value="307692" calcext:value-type="float">
            <text:p>307692</text:p>
          </table:table-cell>
          <table:table-cell office:value-type="float" office:value="285714" calcext:value-type="float">
            <text:p>285714</text:p>
          </table:table-cell>
          <table:table-cell office:value-type="float" office:value="266667" calcext:value-type="float">
            <text:p>266667</text:p>
          </table:table-cell>
          <table:table-cell office:value-type="float" office:value="250000" calcext:value-type="float">
            <text:p>250000</text:p>
          </table:table-cell>
          <table:table-cell/>
        </table:table-row>
        <table:table-row table:style-name="ro1">
          <table:table-cell office:value-type="string" calcext:value-type="string">
            <text:p>C64 Bitlänge</text:p>
          </table:table-cell>
          <table:table-cell table:formula="of:=10^6/[.B15]" office:value-type="float" office:value="3.25000325000325" calcext:value-type="float">
            <text:p>3,25000325</text:p>
          </table:table-cell>
          <table:table-cell table:formula="of:=10^6/[.C15]" office:value-type="float" office:value="3.5000035000035" calcext:value-type="float">
            <text:p>3,5000035</text:p>
          </table:table-cell>
          <table:table-cell table:formula="of:=10^6/[.D15]" office:value-type="float" office:value="3.74999531250586" calcext:value-type="float">
            <text:p>3,7499953125</text:p>
          </table:table-cell>
          <table:table-cell table:formula="of:=10^6/[.E15]" office:value-type="float" office:value="4" calcext:value-type="float">
            <text:p>4</text:p>
          </table:table-cell>
          <table:table-cell office:value-type="string" calcext:value-type="string">
            <text:p>µs</text:p>
          </table:table-cell>
        </table:table-row>
        <table:table-row table:style-name="ro1">
          <table:table-cell office:value-type="string" calcext:value-type="string">
            <text:p>TIM2 Ticks pro Bit / GCR Zelle</text:p>
          </table:table-cell>
          <table:table-cell table:formula="of:=[.B16]/[.$B$3]" office:value-type="float" office:value="273.000273000273" calcext:value-type="float">
            <text:p>273,0002730003</text:p>
          </table:table-cell>
          <table:table-cell table:formula="of:=[.C16]/[.$B$3]" office:value-type="float" office:value="294.000294000294" calcext:value-type="float">
            <text:p>294,0002940003</text:p>
          </table:table-cell>
          <table:table-cell table:formula="of:=[.D16]/[.$B$3]" office:value-type="float" office:value="314.999606250492" calcext:value-type="float">
            <text:p>314,9996062505</text:p>
          </table:table-cell>
          <table:table-cell table:formula="of:=[.E16]/[.$B$3]"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300 RPM zu 360 RPM</text:p>
          </table:table-cell>
          <table:table-cell table:formula="of:=[.B17]*300/360" office:value-type="float" office:value="227.500227500227" calcext:value-type="float">
            <text:p>227,5002275002</text:p>
          </table:table-cell>
          <table:table-cell table:formula="of:=[.C17]*300/360" office:value-type="float" office:value="245.000245000245" calcext:value-type="float">
            <text:p>245,0002450002</text:p>
          </table:table-cell>
          <table:table-cell table:formula="of:=[.D17]*300/360" office:value-type="float" office:value="262.49967187541" calcext:value-type="float">
            <text:p>262,4996718754</text:p>
          </table:table-cell>
          <table:table-cell table:formula="of:=[.E17]*300/360" office:value-type="float" office:value="280" calcext:value-type="float">
            <text:p>28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Testqua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z</text:p>
          </table:table-cell>
          <table:table-cell table:number-columns-repeated="3"/>
        </table:table-row>
        <table:table-row table:style-name="ro1">
          <table:table-cell/>
          <table:table-cell table:formula="of:=1/[.B22]" office:value-type="float" office:value="1" calcext:value-type="float">
            <text:p>1</text:p>
          </table:table-cell>
          <table:table-cell office:value-type="string" calcext:value-type="string">
            <text:p>µS/Takt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IM3 CLK</text:p>
          </table:table-cell>
          <table:table-cell table:formula="of:=[.B2]/4000" office:value-type="float" office:value="0.021" calcext:value-type="float">
            <text:p>0,021</text:p>
          </table:table-cell>
          <table:table-cell office:value-type="string" calcext:value-type="string">
            <text:p>MHz</text:p>
          </table:table-cell>
          <table:table-cell table:number-columns-repeated="3"/>
        </table:table-row>
        <table:table-row table:style-name="ro1">
          <table:table-cell/>
          <table:table-cell table:formula="of:=1/[.B25]" office:value-type="float" office:value="47.6190476190476" calcext:value-type="float">
            <text:p>47,619047619</text:p>
          </table:table-cell>
          <table:table-cell office:value-type="string" calcext:value-type="string">
            <text:p>µS/Tick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isk Rotation 3½ Zoll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PM</text:p>
          </table:table-cell>
          <table:table-cell table:number-columns-repeated="3"/>
        </table:table-row>
        <table:table-row table:style-name="ro1">
          <table:table-cell/>
          <table:table-cell table:formula="of:=[.B28]/60" office:value-type="float" office:value="5" calcext:value-type="float">
            <text:p>5</text:p>
          </table:table-cell>
          <table:table-cell office:value-type="string" calcext:value-type="string">
            <text:p>RPS</text:p>
          </table:table-cell>
          <table:table-cell table:number-columns-repeated="3"/>
        </table:table-row>
        <table:table-row table:style-name="ro1">
          <table:table-cell/>
          <table:table-cell table:formula="of:=1/[.B29]" office:value-type="float" office:value="0.2" calcext:value-type="float">
            <text:p>0,2</text:p>
          </table:table-cell>
          <table:table-cell office:value-type="string" calcext:value-type="string">
            <text:p>SPR</text:p>
          </table:table-cell>
          <table:table-cell table:number-columns-repeated="3"/>
        </table:table-row>
        <table:table-row table:style-name="ro1">
          <table:table-cell/>
          <table:table-cell table:formula="of:=[.B30]*10^6" office:value-type="float" office:value="200000" calcext:value-type="float">
            <text:p>200000</text:p>
          </table:table-cell>
          <table:table-cell office:value-type="string" calcext:value-type="string">
            <text:p>µs/Umdreh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wartung</text:p>
          </table:table-cell>
          <table:table-cell table:formula="of:=[.B31]/[.B26]" office:value-type="float" office:value="4200" calcext:value-type="float">
            <text:p>4200</text:p>
          </table:table-cell>
          <table:table-cell office:value-type="string" calcext:value-type="string">
            <text:p>TIM3 Ticks/Umdreh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d zurück</text:p>
          </table:table-cell>
          <table:table-cell table:formula="of:=60*1000000/([.B32]*[.B26])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isk Rotation 5¼ Zoll</text:p>
          </table:table-cell>
          <table:table-cell office:value-type="float" office:value="360.6" calcext:value-type="float">
            <text:p>360,6</text:p>
          </table:table-cell>
          <table:table-cell office:value-type="string" calcext:value-type="string">
            <text:p>RPM</text:p>
          </table:table-cell>
          <table:table-cell table:number-columns-repeated="3"/>
        </table:table-row>
        <table:table-row table:style-name="ro1">
          <table:table-cell/>
          <table:table-cell table:formula="of:=[.B35]/60" office:value-type="float" office:value="6.01" calcext:value-type="float">
            <text:p>6,01</text:p>
          </table:table-cell>
          <table:table-cell office:value-type="string" calcext:value-type="string">
            <text:p>RPS</text:p>
          </table:table-cell>
          <table:table-cell table:number-columns-repeated="2"/>
          <table:table-cell table:formula="of:=[.B39]/(7795*8)" office:value-type="float" office:value="224.129337569734" calcext:value-type="float">
            <text:p>224,1293375697</text:p>
          </table:table-cell>
        </table:table-row>
        <table:table-row table:style-name="ro1">
          <table:table-cell/>
          <table:table-cell table:formula="of:=10^6/[.B36]" office:value-type="float" office:value="166389.351081531" calcext:value-type="float">
            <text:p>166389,351081531</text:p>
          </table:table-cell>
          <table:table-cell office:value-type="string" calcext:value-type="string">
            <text:p>µS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3 Ticks</text:p>
          </table:table-cell>
          <table:table-cell table:formula="of:=[.B37]/[.B26]" office:value-type="float" office:value="3494.17637271215" calcext:value-type="float">
            <text:p>3494,1763727122</text:p>
          </table:table-cell>
          <table:table-cell table:number-columns-repeated="3"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TIM2 Ticks</text:p>
          </table:table-cell>
          <table:table-cell table:formula="of:=[.B37]/[.B3]" office:value-type="float" office:value="13976705.4908486" calcext:value-type="float">
            <text:p>13976705,4908486</text:p>
          </table:table-cell>
          <table:table-cell table:number-columns-repeated="3"/>
          <table:table-cell table:formula="of:=[.B39]/[.F38]/8" office:value-type="float" office:value="7799.50083194676" calcext:value-type="float">
            <text:p>7799,500831946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B Bulk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yte/ms</text:p>
          </table:table-cell>
          <table:table-cell table:number-columns-repeated="3"/>
        </table:table-row>
        <table:table-row table:style-name="ro1">
          <table:table-cell/>
          <table:table-cell table:formula="of:=[.B41]*1000" office:value-type="float" office:value="64000" calcext:value-type="float">
            <text:p>64000</text:p>
          </table:table-cell>
          <table:table-cell office:value-type="string" calcext:value-type="string">
            <text:p>Byte/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n pro DD Spur</text:p>
          </table:table-cell>
          <table:table-cell table:formula="of:=512*9*2" office:value-type="float" office:value="9216" calcext:value-type="float">
            <text:p>921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D Kapazität</text:p>
          </table:table-cell>
          <table:table-cell table:formula="of:=80*9*512*2" office:value-type="float" office:value="737280" calcext:value-type="float">
            <text:p>737280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miga Turrican 2 Cells pro Spur</text:p>
          </table:table-cell>
          <table:table-cell table:formula="of:=13867*8*2" office:value-type="float" office:value="221872" calcext:value-type="float">
            <text:p>22187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C Turrican 2 Spur 1</text:p>
          </table:table-cell>
          <table:table-cell table:formula="of:=6280*[.B5]*8" office:value-type="float" office:value="200960" calcext:value-type="float">
            <text:p>20096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.00.0000</text:date>, <text:time style:data-style-name="N2" text:time-value="18:14:19.53049768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9:07:13.249796245</meta:creation-date>
    <dc:date>2016-04-12T21:55:00.902815247</dc:date>
    <meta:editing-duration>PT10H54M42S</meta:editing-duration>
    <meta:editing-cycles>17</meta:editing-cycles>
    <meta:generator>LibreOffice/5.1.2.1.0$Linux_X86_64 LibreOffice_project/10m0$Build-1</meta:generator>
    <meta:document-statistic meta:table-count="1" meta:cell-count="95" meta:object-count="0"/>
  </office:meta>
</office:document-meta>
</file>